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Bitstream Charter" fo:font-size="12pt" style:font-size-asian="12pt" style:font-size-complex="12pt"/>
    </style:style>
    <style:style style:name="P3" style:family="paragraph" style:parent-style-name="Table_20_Contents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style:font-size-asian="12pt" style:font-size-complex="12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8" style:family="paragraph" style:parent-style-name="Table_20_Contents" style:list-style-name="L1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2">GMRT</text:span><text:span text:style-name="T2"><text:tab/></text:span><text:tab/><text:tab/><text:tab/><text:tab/><text:span text:style-name="T2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<text:s/>2<text:span text:style-name="T1">Nd</text:span> June <text:span text:style-name="T3">2015 Time : 12.00 PM to 1.00 PM <text:s/>GMRT user's room</text:span>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SSS,SNK, RRU 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9"/></text:p>
            <text:list xml:id="list1371138763" text:style-name="L1">
              <text:list-item>
                <text:p text:style-name="P7">SNK will complete report related to absentee observation &amp; command file by 16<text:span text:style-name="T1">th</text:span> June.</text:p>
                <text:p text:style-name="P7"># NGK asked SNK to separate observation tools web pages.</text:p>
                <text:p text:style-name="P7"/>
              </text:list-item>
              <text:list-item>
                <text:p text:style-name="P7">SSS =&gt; To write Online_v2 &amp; white-slot report by 9<text:span text:style-name="T1">th</text:span> June. </text:p>
                <text:p text:style-name="P7"><text:s/></text:p>
              </text:list-item>
              <text:list-item>
                <text:p text:style-name="P7">CPK &amp; RRU will start working on FE serial link interface.</text:p>
                <text:p text:style-name="P7"/>
                <text:p text:style-name="P7"/>
                <text:p text:style-name="P7"/>
                <text:p text:style-name="P7"/>
                <text:p text:style-name="P8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6-02T18:28:52</dc:date>
    <dc:creator>teleset </dc:creator>
    <meta:editing-duration>P2DT18H6M</meta:editing-duration>
    <meta:editing-cycles>662</meta:editing-cycles>
    <meta:generator>LibreOffice/3.4$Linux LibreOffice_project/340m1$Build-602</meta:generator>
    <meta:document-statistic meta:table-count="1" meta:image-count="0" meta:object-count="0" meta:page-count="1" meta:paragraph-count="20" meta:word-count="94" meta:character-count="522" meta:non-whitespace-character-count="428"/>
  </office:meta>
</office:document-meta>
</file>